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/>
    <style:font-face style:name="Arial4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000000" style:text-line-through-style="none" style:font-name="Arial3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" style:family="paragraph" style:parent-style-name="Text_20_body" style:master-page-name="Standard">
      <style:paragraph-properties style:page-number="auto"/>
      <style:text-properties fo:font-variant="normal" fo:text-transform="none" fo:color="#000000" style:text-line-through-style="none" style:font-name="Arial3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text-properties fo:font-variant="normal" fo:text-transform="none" fo:color="#000000" style:text-line-through-style="none" style:font-name="Arial3" fo:font-size="11pt" fo:font-style="normal" style:text-underline-style="none" fo:font-weight="normal" style:text-blinking="false" fo:background-color="transparent"/>
    </style:style>
    <style:style style:name="T1" style:family="text">
      <style:text-properties style:font-name="Arial3" fo:font-size="11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&lt;!DOCTYPE HTML PUBLIC «-//W3C//DTD HTML 4.01 Transitional//EN» «http://www.w3.org/TR/html4/loose.dtd»&gt;</text:p>
      <text:p text:style-name="P4"><text:s/></text:p>
      <text:p text:style-name="P4">&lt;html&gt;</text:p>
      <text:p text:style-name="P4"><text:s/></text:p>
      <text:p text:style-name="P4">&lt;head&gt;</text:p>
      <text:p text:style-name="P4"><text:s/>&lt;title&gt;Комора &lt;/title&gt;</text:p>
      <text:p text:style-name="P4">&lt;style type= "text/css"&gt;</text:p>
      <text:p text:style-name="P4"/>
      <text:p text:style-name="P4">h1, h2 {</text:p>
      <text:p text:style-name="P4"><text:s text:c="8"/>color: #090000 ;</text:p>
      <text:p text:style-name="P4"><text:s text:c="8"/>font weight: bold;</text:p>
      <text:p text:style-name="P4"><text:s text:c="8"/>text-alight: center:</text:p>
      <text:p text:style-name="P4"><text:s text:c="6"/>}</text:p>
      <text:p text:style-name="P4"/>
      <text:p text:style-name="P4"><text:s text:c="6"/>h3 {</text:p>
      <text:p text:style-name="P4"><text:s text:c="8"/>color: #090000;</text:p>
      <text:p text:style-name="P4"><text:s text:c="8"/>font weight: red;</text:p>
      <text:p text:style-name="P4"><text:s text:c="8"/>text-alight: center:</text:p>
      <text:p text:style-name="P4"><text:s text:c="6"/>}</text:p>
      <text:p text:style-name="P4"><text:s text:c="6"/></text:p>
      <text:p text:style-name="P4"><text:s text:c="6"/>h4 {</text:p>
      <text:p text:style-name="P4"><text:s text:c="8"/>color: #090000;</text:p>
      <text:p text:style-name="P4"><text:s text:c="8"/>font weight: bold;</text:p>
      <text:p text:style-name="P4"><text:s text:c="8"/>text-alight: center:</text:p>
      <text:p text:style-name="P4"><text:s text:c="6"/>}</text:p>
      <text:p text:style-name="P4">&lt;/style&gt;</text:p>
      <text:p text:style-name="P4">&lt;meta http–equiv= "Content–Type" content= text/html; charset=windows-1251″&gt;</text:p>
      <text:p text:style-name="P4">&lt;title&gt; Комора&lt;/title&gt;</text:p>
      <text:p text:style-name="P4"><text:s/></text:p>
      <text:p text:style-name="P4">&lt;/head&gt;</text:p>
      <text:p text:style-name="P4"><text:s/></text:p>
      <text:p text:style-name="P4">&lt;body&gt;</text:p>
      <text:p text:style-name="P4"><text:s/></text:p>
      <text:p text:style-name="P4"><text:soft-page-break/>&lt;table width= "805" border= "1" align="center" cellpadding="0" cellspacing="0" bgcolor="#FFFFE0"&gt;</text:p>
      <text:p text:style-name="P4">&lt;tr&gt;</text:p>
      <text:p text:style-name="P4">&lt;td height ="70" colspan="3"align="center"&gt;&lt;h1&gt;Інтернет-магазин Комора&lt;/h1&gt;&lt;/td&gt;</text:p>
      <text:p text:style-name="P4">&lt;/tr&gt;</text:p>
      <text:p text:style-name="P4">&lt;td colspan="3"&gt;</text:p>
      <text:p text:style-name="P4">&lt;!-- --&gt;</text:p>
      <text:p text:style-name="P4">&lt;table width= "805" border= "0" align="center" cellpadding= "0" cellspacing="0" bgcolor="#FFFFE0"&gt;</text:p>
      <text:p text:style-name="P4">&lt;tr&gt;</text:p>
      <text:p text:style-name="P4">&lt;td height ="40" align="center"&gt;&lt;h2&gt;Інформація про компанію&lt;/h2&gt;&lt;br&gt;&lt;h3&gt;●Ми працюємо з 2015 року;&lt;/h3&gt;&lt;h3&gt;● В нас великий асортимент;</text:p>
      <text:p text:style-name="P4">&lt;/h3&gt;&lt;h3&gt;●Допомога у виборі товару;&lt;/h3&gt;&lt;h3&gt;●Швидка доставка;&lt;/h3&gt;&lt;h3&gt;●Головний офіс знаходиться в місті Вінниці.</text:p>
      <text:p text:style-name="P4">&lt;/tr&gt;</text:p>
      <text:p text:style-name="P4">&lt;/table&gt;</text:p>
      <text:p text:style-name="P4">&lt;/td&gt;</text:p>
      <text:p text:style-name="P4">&lt;/tr&gt;</text:p>
      <text:p text:style-name="P4">&lt;tr&gt;</text:p>
      <text:p text:style-name="P4">&lt;td width="230" valign="top" bgcolor="#FFFFE0"&gt;</text:p>
      <text:p text:style-name="P4">&lt;div id ="col_left" align="center" &gt;</text:p>
      <text:p text:style-name="P4"><text:s/>&lt;h2&gt; &lt;a href= "index.html"&gt;Столовий посуд&lt;/a&gt;&lt;/h2&gt;</text:p>
      <text:p text:style-name="P4">&lt;/div&gt; </text:p>
      <text:p text:style-name="P4">&lt;/td&gt;</text:p>
      <text:p text:style-name="P4">&lt;td width="345" valign="top" bgcolor="#FFFFE0"&gt;</text:p>
      <text:p text:style-name="P4">&lt;div id ="content" align="center" &gt;</text:p>
      <text:p text:style-name="P4"><text:s text:c="2"/>&lt;h2&gt; &lt;a href= "index1.html"&gt;Кухоний <text:s/>посуд&lt;/a&gt;&lt;/h2&gt;</text:p>
      <text:p text:style-name="P4">&lt;/div&gt;</text:p>
      <text:p text:style-name="P4">&lt;/td&gt;</text:p>
      <text:p text:style-name="P4">&lt;td width="230" valign="top" bgcolor="#FFFFE0"&gt;</text:p>
      <text:p text:style-name="P4">&lt;div id ="col_right" align="center" &gt;</text:p>
      <text:p text:style-name="P4"><text:s text:c="2"/>&lt;h2&gt; &lt;a href= "index2.html"&gt;Побутова техніка&lt;/a&gt;&lt;/h2&gt;</text:p>
      <text:p text:style-name="P4">&lt;/div&gt;</text:p>
      <text:p text:style-name="P4">&lt;/td&gt; </text:p>
      <text:p text:style-name="P4">&lt;/tr&gt; </text:p>
      <text:p text:style-name="P4"><text:soft-page-break/>&lt;tr&gt;&lt;td colspan="3"align="center" bgcolor="#FFFFE0"&gt;&lt;h2&gt;Наші дані&lt;/h2&gt;&lt;h2&gt;komora@gmail.com&lt;/h2&gt;&lt;h2&gt;(0432)46-38-23&lt;/h2&gt; &lt;h2&gt;м. Вінниця вул. Київська 46&lt;/h2&gt;</text:p>
      <text:p text:style-name="P4">&lt;/tr&gt;</text:p>
      <text:p text:style-name="P4">&lt;/tr&gt;</text:p>
      <text:p text:style-name="P4">&lt;/table&gt;</text:p>
      <text:p text:style-name="P4">&lt;/body&gt;</text:p>
      <text:p text:style-name="P4">&lt;/html&gt;</text:p>
      <text:p text:style-name="Text_20_body"><text:line-break/></text:p>
      <text:p text:style-name="Text_20_body"><text:lin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/>
    <style:font-face style:name="Arial4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uk" fo:country="UA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uk" fo:country="UA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4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4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2-03-28T11:21:27.33</dc:date>
    <meta:generator>OpenOffice/4.1.10$Win32 OpenOffice.org_project/4110m2$Build-9807</meta:generator>
    <meta:editing-duration>PT36M34S</meta:editing-duration>
    <meta:editing-cycles>3</meta:editing-cycles>
    <meta:document-statistic meta:table-count="0" meta:image-count="0" meta:object-count="0" meta:page-count="3" meta:paragraph-count="70" meta:word-count="182" meta:character-count="1793"/>
  </office:meta>
</office:document-meta>
</file>